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tandard">
      <style:paragraph-properties style:page-number="1" fo:break-before="page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Footer">
      <style:paragraph-properties fo:text-align="center" style:justify-single-word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Отчет по курсовой работе</text:p>
      <text:p text:style-name="P7"/>
      <text:p text:style-name="P3">по курсу «Компьютерные сети»</text:p>
      <text:p text:style-name="P3">«Исследование работы сетевого приложения в сети с меняющейся топологией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Студент:<text:tab/>Руцкий В.В,</text:p>
      <text:p text:style-name="P6"><text:tab/>Группа:<text:tab/>5057/12</text:p>
      <text:p text:style-name="P6"><text:tab/>Преподаватель:<text:tab/>Баженов А.Н.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0">Содержание</text:p>
          </text:index-title>
          <text:p text:style-name="P9">Постановка задачи<text:tab/>2</text:p>
          <text:p text:style-name="P9">Результаты работы<text:tab/>2</text:p>
        </text:index-body>
      </text:table-of-content>
      <text:p text:style-name="P5"/>
      <text:h text:style-name="P1" text:outline-level="1">Постановка задачи</text:h>
      <text:p text:style-name="Text_20_body"/>
      <text:h text:style-name="Heading_20_1" text:outline-level="1">Результаты работы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6T06:01:00</dc:date>
    <dc:creator>Vladimir Rutsky</dc:creator>
    <meta:editing-duration>PT16M10S</meta:editing-duration>
    <meta:editing-cycles>19</meta:editing-cycles>
    <meta:document-statistic meta:table-count="0" meta:image-count="0" meta:object-count="0" meta:page-count="4" meta:paragraph-count="14" meta:word-count="43" meta:character-count="355"/>
  </office:meta>
</office:document-meta>
</file>